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b2b2b2"/>
    </style:style>
    <style:style style:name="P3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999999"/>
      <style:text-properties fo:font-size="12pt"/>
    </style:style>
    <style:style style:name="P6" style:family="paragraph">
      <loext:graphic-properties draw:fill-color="#dddddd"/>
    </style:style>
    <style:style style:name="P7" style:family="paragraph">
      <loext:graphic-properties draw:fill-color="#cccccc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gr1" style:family="graphic">
      <style:graphic-properties draw:fill-color="#b2b2b2" draw:textarea-horizontal-align="justify" draw:textarea-vertical-align="middle" draw:auto-grow-height="false" fo:min-height="1.693cm" fo:min-width="18.7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dddddd" draw:textarea-horizontal-align="justify" draw:textarea-vertical-align="middle" draw:auto-grow-height="false" fo:min-height="18.733cm" fo:min-width="18.7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999999" draw:textarea-horizontal-align="justify" draw:textarea-vertical-align="middle" draw:auto-grow-height="false" fo:min-height="2.436cm" fo:min-width="19.1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dddddd" draw:textarea-horizontal-align="justify" draw:textarea-vertical-align="middle" draw:auto-grow-height="false" fo:min-height="4.366cm" fo:min-width="18.9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cccccc" draw:textarea-horizontal-align="justify" draw:textarea-vertical-align="middle" draw:auto-grow-height="false" fo:min-height="1.429cm" fo:min-width="1.4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2" svg:width="18.76cm" svg:height="1.694cm" svg:x="-1.104cm" svg:y="-1.522cm"><text:p text:style-name="P1">NavBAR</text:p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3" svg:width="18.733cm" svg:height="18.733cm" svg:x="-1.051cm" svg:y="0.568cm"><text:p text:style-name="P1"><text:span text:style-name="T1">Tuto</text:span></text:p><draw:enhanced-geometry svg:viewBox="0 0 21600 21600" draw:type="rectangle" draw:enhanced-path="M 0 0 L 21600 0 21600 21600 0 21600 0 0 Z N"/></draw:custom-shape><draw:line text:anchor-type="paragraph" draw:z-index="2" draw:name="Forme3" draw:style-name="gr3" draw:text-style-name="P1" svg:x1="-1.051cm" svg:y1="0.727cm" svg:x2="17.682cm" svg:y2="19.301cm"><text:p/></draw:line><draw:line text:anchor-type="paragraph" draw:z-index="3" draw:name="Forme4" draw:style-name="gr3" draw:text-style-name="P1" svg:x1="17.682cm" svg:y1="0.568cm" svg:x2="-1.051cm" svg:y2="19.301cm"><text:p/></draw:line><draw:custom-shape text:anchor-type="paragraph" draw:z-index="4" draw:name="Forme5" draw:style-name="gr4" draw:text-style-name="P5" svg:width="19.158cm" svg:height="2.437cm" svg:x="-1.21cm" svg:y="24.936cm"><text:p text:style-name="P4">FOOTER</text:p><draw:enhanced-geometry svg:viewBox="0 0 21600 21600" draw:type="rectangle" draw:enhanced-path="M 0 0 L 21600 0 21600 21600 0 21600 0 0 Z N"/></draw:custom-shape><draw:custom-shape text:anchor-type="paragraph" draw:z-index="5" draw:name="Forme6" draw:style-name="gr5" draw:text-style-name="P6" svg:width="18.945cm" svg:height="4.366cm" svg:x="-1.104cm" svg:y="19.988cm"><text:p text:style-name="P1">Liens utlises</text:p><draw:enhanced-geometry svg:viewBox="0 0 21600 21600" draw:type="rectangle" draw:enhanced-path="M 0 0 L 21600 0 21600 21600 0 21600 0 0 Z N"/></draw:custom-shape><draw:custom-shape text:anchor-type="paragraph" draw:z-index="6" draw:name="Forme7" draw:style-name="gr6" draw:text-style-name="P7" svg:width="1.43cm" svg:height="1.43cm" svg:x="-0.893cm" svg:y="-1.39cm"><text:p text:style-name="P1">logo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0:28:40.324699053</meta:creation-date>
    <dc:date>2018-12-27T10:32:59.323975267</dc:date>
    <meta:editing-duration>PT4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